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Monospace" svg:font-family="Monospace"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1">
      <style:text-properties style:text-underline-style="solid" style:text-underline-width="auto" style:text-underline-color="font-color"/>
    </style:style>
    <style:style style:name="P3" style:family="paragraph" style:parent-style-name="Standard">
      <style:paragraph-properties>
        <style:tab-stops>
          <style:tab-stop style:position="12.568cm"/>
        </style:tab-stops>
      </style:paragraph-properties>
      <style:text-properties fo:font-weight="bold" style:font-weight-asian="bold" style:font-weight-complex="bold"/>
    </style:style>
    <style:style style:name="P4" style:family="paragraph" style:parent-style-name="Standard">
      <style:paragraph-properties style:writing-mode="lr-tb"/>
    </style:style>
    <style:style style:name="P5" style:family="paragraph" style:parent-style-name="Standard">
      <style:paragraph-properties fo:text-align="center" style:justify-single-word="false" style:writing-mode="lr-tb"/>
    </style:style>
    <style:style style:name="P6" style:family="paragraph" style:parent-style-name="Standard">
      <style:paragraph-properties fo:margin-left="1.905cm" fo:margin-right="0cm" fo:text-indent="0cm" style:auto-text-indent="false" style:writing-mode="lr-tb"/>
    </style:style>
    <style:style style:name="T1" style:family="text">
      <style:text-properties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000000" style:font-name="Monospace" fo:font-size="10pt" style:font-name-asian="Monospace" style:font-size-asian="10pt" style:font-name-complex="Monospace" style:font-size-complex="10pt"/>
    </style:style>
    <style:style style:name="T4" style:family="text">
      <style:text-properties fo:color="#000000" style:font-name="Monospace" fo:font-size="10pt" fo:font-weight="bold" style:font-name-asian="Monospace" style:font-size-asian="10pt" style:font-weight-asian="bold" style:font-name-complex="Monospace" style:font-size-complex="10pt" style:font-weight-complex="bold"/>
    </style:style>
    <style:style style:name="T5" style:family="text">
      <style:text-properties fo:color="#000000" style:font-name="Liberation Mono" fo:font-size="10pt" style:font-name-asian="Monospace" style:font-size-asian="10pt" style:font-name-complex="Monospace" style:font-size-complex="10pt"/>
    </style:style>
    <style:style style:name="T6" style:family="text">
      <style:text-properties fo:color="#000000" style:font-name="Liberation Serif" fo:font-size="10pt" style:font-name-asian="Monospace" style:font-size-asian="10pt" style:font-name-complex="Monospace" style:font-size-complex="10pt"/>
    </style:style>
    <style:style style:name="T7" style:family="text">
      <style:text-properties fo:color="#000000" style:font-name="Liberation Serif" fo:font-size="12pt" style:font-name-asian="Monospace" style:font-size-asian="12pt" style:font-name-complex="Monospace" style:font-size-complex="12pt"/>
    </style:style>
    <style:style style:name="T8" style:family="text">
      <style:text-properties style:text-underline-style="solid" style:text-underline-width="auto" style:text-underline-color="font-color"/>
    </style:style>
    <style:style style:name="T9" style:family="text">
      <style:text-properties style:font-name="Liberation Sans"/>
    </style:style>
    <style:style style:name="T10" style:family="text">
      <style:text-properties fo:font-size="16pt" style:font-size-asian="16pt" style:font-size-complex="16pt"/>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0">Part 6: Common Java Problems </text:span><text:tab/>Scott Hofman s0943941</text:p>
      <text:p text:style-name="Standard"><text:s/></text:p>
      <text:p text:style-name="P4"><text:tab/>After reading “Top Ten Errors Java Programmers Make” by David Reilly, I returned to our previously tested classes (Vmap, Tools and Controller) to find additional errors. With several common errors scattered throughout, I have selected what I deem to be the most prevalent of these errors. </text:p>
      <text:p text:style-name="P4"/>
      <text:p text:style-name="P6"><text:span text:style-name="T1">1) </text:span><text:s/><text:span text:style-name="T8">Comparing two objects ( == instead of .equals)</text:span></text:p>
      <text:p text:style-name="P4"><text:tab/>While this was less egregious than the other errors, a mistake such as this will never pass unless the objects are pointing to the same place in the memory. In the copyDirectory(File from, File to) method in Class Tools,<text:span text:style-name="T3"> </text:span><text:span text:style-name="T7">the line:</text:span><text:span text:style-name="T3"> </text:span></text:p>
      <text:p text:style-name="P5"><text:span text:style-name="T2">if</text:span><text:span text:style-name="T3"> ((!(from.isDirectory())&amp;&amp;(to.isDirectory()))||(from==to))</text:span></text:p>
      <text:p text:style-name="P4"><text:span text:style-name="T3"><text:s/></text:span><text:span text:style-name="T7">checks</text:span><text:span text:style-name="T3"> </text:span><text:span text:style-name="T7">that the files to and from are not the same before copying the file to a new directory. This correctly attempts to prevent errors by checking that the objects are not equal, but in its attempt, it only compares the pointer. A test would involve creating two separate File objects, both using the same String. Attempting to use copyDirectory with these Files, despite using the same object, will pass over this if statement. If the code is changed to <text:s/></text:span></text:p>
      <text:p text:style-name="P5"><text:span text:style-name="T2">if</text:span><text:span text:style-name="T3"> ((!(from.isDirectory())&amp;&amp;(to.isDirectory()))||(from.equals(to))), </text:span></text:p>
      <text:p text:style-name="P4"><text:span text:style-name="T7">the code runs as expected, entering into this if statement.</text:span><text:span text:style-name="T3"> </text:span></text:p>
      <text:p text:style-name="Standard"/>
      <text:list xml:id="list1709449223" text:style-name="L1">
        <text:list-item>
          <text:list>
            <text:list-item>
              <text:list>
                <text:list-item>
                  <text:p text:style-name="P2">Exception Handlers</text:p>
                </text:list-item>
              </text:list>
            </text:list-item>
          </text:list>
        </text:list-item>
      </text:list>
      <text:p text:style-name="Standard"><text:tab/>Number 5 on the list involves writing blank exception handlers. In general, if we are seeking to debug a program, we want to know where the program is breaking and for what reason. Without these exception handlers, the difficult of software testing increases exponentially. With <text:span text:style-name="T3">copyFile(File from, File to)</text:span>, a method from Tools that throws an IOException upon encountering an error, we can test it by passing it values that cannot be read. For instance, the description says the method requires a binary file – we can pass it another file instead. The method should break. Our test will expect that, placing the method call inside a try and catch. Inside the catch (since the method is breaking), we should be able to assert that the Exception that is returning is not empty. But, since the exception handler was never written, the test will fail. </text:p>
      <text:p text:style-name="Standard"/>
      <text:list xml:id="list1562276517" text:style-name="L2">
        <text:list-item>
          <text:list>
            <text:list-item>
              <text:list>
                <text:list-item>
                  <text:p text:style-name="P1"><text:span text:style-name="T8">Null Pointers</text:span></text:p>
                </text:list-item>
              </text:list>
            </text:list-item>
          </text:list>
        </text:list-item>
      </text:list>
      <text:p text:style-name="P4"><text:tab/>With Null Pointers as the number one error in the “Top Ten Errors”, it is not surprising that this is the most prolific. Some of these are caught – a few methods do check if the value is null before proceeding. However, most do not. These errors can be tested numerous different ways, the easiest of which is to pass a null value into the method. We can do this under the assumption that something in the code has broken above, and has used a null value rather than the variable intended for the method. In Tools, we can test the function <text:span text:style-name="T2">public</text:span><text:span text:style-name="T3"> </text:span><text:span text:style-name="T2">static</text:span><text:span text:style-name="T3"> String getExtension(File f) </text:span><text:span text:style-name="T7">by creating a file and equating it to null. The function attempts to use File f without checking it exists/can be used. This use will result in a failu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Monospace" svg:font-family="Monospace"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Devanagar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Devanagar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Devanagari" style:font-size-complex="14pt" style:font-weight-complex="bold"/>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cott Hofman</meta:initial-creator>
    <meta:creation-date>2012-03-15T12:51:46</meta:creation-date>
    <meta:document-statistic meta:table-count="0" meta:image-count="0" meta:object-count="0" meta:page-count="1" meta:paragraph-count="13" meta:word-count="487" meta:character-count="2894"/>
    <dc:date>2012-03-15T14:02:09</dc:date>
    <dc:creator>Scott Hofman</dc:creator>
    <meta:editing-duration>PT00H08M07S</meta:editing-duration>
    <meta:editing-cycles>1</meta:editing-cycles>
    <meta:generator>OpenOffice.org/3.2$Unix OpenOffice.org_project/320m19$Build-9505</meta:generator>
  </office:meta>
</office:document-meta>
</file>